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83f6" officeooo:paragraph-rsid="001383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karls-lab.github.io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14:06:53.703434886</meta:creation-date>
    <dc:date>2022-09-20T14:07:50.593886476</dc:date>
    <meta:editing-duration>PT58S</meta:editing-duration>
    <meta:editing-cycles>1</meta:editing-cycles>
    <meta:document-statistic meta:table-count="0" meta:image-count="0" meta:object-count="0" meta:page-count="1" meta:paragraph-count="1" meta:word-count="1" meta:character-count="28" meta:non-whitespace-character-count="28"/>
    <meta:generator>LibreOffice/7.3.2.2$Linux_X86_64 LibreOffice_project/30$Build-2</meta:generator>
  </office:meta>
</office:document-meta>
</file>